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inMOVE 8 Active Subwoofer</text:span></text:p>
      <text:p text:style-name="Text_20_body">inMOVE series subwoofers are a single driver, bassreflex construction with high-current built-in amplifiers. They can deliver the most powerful, deep bass with staggering definition, location and dynamics never met at this price level before.</text:p>
      <text:p text:style-name="Standard"/>
      <text:p text:style-name="Standard"/>
      <text:p text:style-name="Text_20_body">inMOVE subwoofers are ideal complement to your inMOVE 5.0 sound system and their high power and staggering dynamic bass can be only compared with far more expensive subwoofers from other competitors.</text:p>
      <text:p text:style-name="Text_20_body"><text:span text:style-name="Strong_20_Emphasis">Control:</text:span></text:p>
      <text:list xml:id="list2417246953859477767" text:style-name="L1">
        <text:list-item>
          <text:p text:style-name="P5">Subwoofer Level </text:p>
        </text:list-item>
        <text:list-item>
          <text:p text:style-name="P5">Subwoofer Cut-Off Frequency (30Hz – 150Hz variable) </text:p>
        </text:list-item>
        <text:list-item>
          <text:p text:style-name="P1">Phase Switch (variable 0° to 180°) </text:p>
        </text:list-item>
      </text:list>
      <text:p text:style-name="Text_20_body"><text:span text:style-name="Strong_20_Emphasis">Inputs:</text:span></text:p>
      <text:list xml:id="list7204603439956345698" text:style-name="L2">
        <text:list-item>
          <text:p text:style-name="P6">Line-level Input </text:p>
        </text:list-item>
        <text:list-item>
          <text:p text:style-name="P2">High-level Input </text:p>
        </text:list-item>
      </text:list>
      <text:p text:style-name="Text_20_body"><text:span text:style-name="Strong_20_Emphasis">THAW</text:span> - Taga High Amplitude Woofer offers extended cone excursion, which results in increased speed and range. Bass is fast, strong, low and dynamic.</text:p>
      <text:list xml:id="list2830964287482672163" text:style-name="L3">
        <text:list-item>
          <text:p text:style-name="P7">T-YOKE / Pole piece </text:p>
        </text:list-item>
        <text:list-item>
          <text:p text:style-name="P7">Oversized ferrite magnet </text:p>
        </text:list-item>
        <text:list-item>
          <text:p text:style-name="P7">Top plate </text:p>
        </text:list-item>
        <text:list-item>
          <text:p text:style-name="P7">Terminal </text:p>
        </text:list-item>
        <text:list-item>
          <text:p text:style-name="P7">Injection-molded chassis with anti-oxidation surface process </text:p>
        </text:list-item>
        <text:list-item>
          <text:p text:style-name="P7">Spider </text:p>
        </text:list-item>
        <text:list-item>
          <text:p text:style-name="P7">Round wire copper voice coil </text:p>
        </text:list-item>
        <text:list-item>
          <text:p text:style-name="P7">THAW Heavy Duty Reinforced Paper Cone and rubber surround </text:p>
        </text:list-item>
        <text:list-item>
          <text:p text:style-name="P7">Paper dust cap </text:p>
        </text:list-item>
        <text:list-item>
          <text:p text:style-name="P3">Driver trim </text:p>
        </text:list-item>
      </text:list>
      <text:p text:style-name="Text_20_body"><text:span text:style-name="Strong_20_Emphasis">THCA </text:span>- Taga High Current Amplifier offers huge amounts of raw power, and oversized, high-performance heatsinks quickly dissipate generated heat, increasing efficiency and range of an amplifier. </text:p>
      <text:p text:style-name="Text_20_body"><text:span text:style-name="Strong_20_Emphasis">Specification</text:span></text:p>
      <text:list xml:id="list1605010885604394812" text:style-name="L4">
        <text:list-item>
          <text:p text:style-name="P8">Design: Active subwoofer, Bassreflex, 15mm thick MDF TLIE cabinet </text:p>
        </text:list-item>
        <text:list-item>
          <text:p text:style-name="P8">Bass Driver: 203mm (8”) Φ100 magnet, paper cone, THAW </text:p>
        </text:list-item>
        <text:list-item>
          <text:p text:style-name="P8">Frequency Response: 30Hz-150Hz </text:p>
        </text:list-item>
        <text:list-item>
          <text:p text:style-name="P8">Amplifier Power: 90W RMS / 250W Dynamic Peak, THCA </text:p>
        </text:list-item>
        <text:list-item>
          <text:p text:style-name="P8">Dimensions (H x W x D): 26 x 24.5x 28.2 cm (incl. feet) </text:p>
        </text:list-item>
        <text:list-item>
          <text:p text:style-name="P4">Weight (net): 8 kg pc.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2S</meta:editing-duration>
    <meta:editing-cycles>3</meta:editing-cycles>
    <meta:generator>OpenOffice/4.1.1$Win32 OpenOffice.org_project/411m6$Build-9775</meta:generator>
    <dc:date>2018-01-29T21:42:05.90</dc:date>
    <meta:document-statistic meta:table-count="0" meta:image-count="0" meta:object-count="0" meta:page-count="1" meta:paragraph-count="29" meta:word-count="247" meta:character-count="1532"/>
    <dc:creator>Marti </dc:creator>
    <meta:user-defined meta:name="Info 1"/>
    <meta:user-defined meta:name="Info 2"/>
    <meta:user-defined meta:name="Info 3"/>
    <meta:user-defined meta:name="Info 4"/>
  </office:meta>
</office:document-meta>
</file>